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Heading_20_2">
      <style:paragraph-properties fo:margin-left="0cm" fo:margin-right="0cm" fo:text-indent="0cm" style:auto-text-indent="false"/>
    </style:style>
    <style:style style:name="P9" style:family="paragraph" style:parent-style-name="Table_20_Contents">
      <style:text-properties fo:color="#4c4c4c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11" style:family="paragraph" style:parent-style-name="Text_20_body" style:list-style-name="WW8Num7"/>
    <style:style style:name="P12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RealizarLogin</text:p>
      <text:p text:style-name="P6"/>
      <text:p text:style-name="P6"/>
      <text:h text:style-name="Heading_20_1" text:outline-level="1">Breve Descrição</text:h>
      <text:p text:style-name="Text_20_body"><text:s text:c="4"/>O caso de uso RealizarLogin permite que o usuário entre com o seu login ou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1223587" text:style-name="WW8Num7">
        <text:list-item>
          <text:p text:style-name="P11">O usuário preenche os campos com seu login ou e-mail e senha;</text:p>
        </text:list-item>
        <text:list-item>
          <text:p text:style-name="P11">O sistema valida o login do usuário;</text:p>
        </text:list-item>
        <text:list-item>
          <text:p text:style-name="P11">O usuário entra no sistema;</text:p>
        </text:list-item>
        <text:list-item>
          <text:p text:style-name="P11">O caso de uso é encerrado.</text:p>
        </text:list-item>
      </text:list>
      <text:h text:style-name="Heading_20_1" text:outline-level="1">Fluxos Alternativos</text:h>
      <text:h text:style-name="P8" text:outline-level="2" text:is-list-header="true">Fluxo Alternativo 1</text:h>
      <text:p text:style-name="Text_20_body">Se no passo <text:s/>1 o usuário entra com login e/ou e-mail e/ou senha inválidas</text:p>
      <text:list xml:id="list31209974" text:style-name="WW8Num2">
        <text:list-item>
          <text:p text:style-name="P12">O sistema retorna a mensagem de erro “Login/e-mail ou senha inválidas”; </text:p>
        </text:list-item>
        <text:list-item>
          <text:p text:style-name="P12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5"><text:tab/>Fluxo Alternativo 1: O usuário não está logado <text:s/>no sistema.</text:p>
      <text:h text:style-name="Heading_20_1" text:outline-level="1">Requisitos Especiais</text:h>
      <text:p text:style-name="P5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1060*"/>
    </style:style>
    <style:style style:name="Tabela2.B" style:family="table-column">
      <style:table-column-properties style:column-width="10.848cm" style:rel-column-width="6150*"/>
    </style:style>
    <style:style style:name="Tabela2.C" style:family="table-column">
      <style:table-column-properties style:column-width="2.734cm" style:rel-column-width="155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6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0-10-06T11:10:14.37">2010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1</meta:editing-cycles>
    <meta:editing-duration>PT02H08M28S</meta:editing-duration>
    <meta:generator>BrOffice.org/3.2$Win32 OpenOffice.org_project/320m18$Build-9502</meta:generator>
    <dc:date>2010-10-06T11:10:14.30</dc:date>
    <meta:document-statistic meta:table-count="2" meta:image-count="1" meta:object-count="0" meta:page-count="1" meta:paragraph-count="29" meta:word-count="225" meta:character-count="1275"/>
  </office:meta>
</office:document-meta>
</file>